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79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9cm" fo:padding-top="0.141cm" fo:padding-bottom="0.141cm" fo:padding-left="0.141cm" fo:padding-right="0.141cm"/>
    </style:style>
    <style:style style:name="gr4" style:family="graphic" style:parent-style-name="standard">
      <style:graphic-properties draw:stroke="dash" draw:stroke-dash="Dash_5f_1" svg:stroke-width="0.035cm" svg:stroke-color="#404040" svg:stroke-opacity="100%" draw:stroke-linejoin="round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Dash_5f_2" svg:stroke-width="0.035cm" svg:stroke-color="#404040" svg:stroke-opacity="100%" draw:stroke-linejoin="round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Dash_5f_3" svg:stroke-width="0.035cm" svg:stroke-color="#404040" svg:stroke-opacity="100%" draw:stroke-linejoin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589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35cm" svg:stroke-color="#404040" draw:marker-end="EndMarker_5f_1" draw:marker-end-width="0.344cm" svg:stroke-opacity="100%" draw:stroke-linejoin="round" draw:fill="none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404040" draw:marker-end="EndMarker_5f_2" draw:marker-end-width="0.344cm" svg:stroke-opacity="100%" draw:stroke-linejoin="round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404040" draw:marker-end="EndMarker_5f_3" draw:marker-end-width="0.344cm" svg:stroke-opacity="100%" draw:stroke-linejoin="round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8cm" fo:padding-top="0.141cm" fo:padding-bottom="0.141cm" fo:padding-left="0.141cm" fo:padding-right="0.141cm"/>
    </style:style>
    <style:style style:name="co1" style:family="table-column">
      <style:table-column-properties style:column-width="2.834cm" style:use-optimal-column-width="false"/>
    </style:style>
    <style:style style:name="co2" style:family="table-column">
      <style:table-column-properties style:column-width="2.833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fo:font-family="Calibri" fo:font-size="12pt" style:font-family-asian="Calibri" style:font-size-asian="12pt" style:font-family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1.805cm" svg:height="0.864cm" svg:x="12.684cm" svg:y="9.605cm" svg:viewBox="0 0 1806 865" draw:points="0,865 1806,865 1806,0 0,0">
          <text:p/>
        </draw:polygon>
        <draw:frame draw:style-name="gr2" draw:text-style-name="P1" draw:layer="layout" svg:width="1.808cm" svg:height="1.061cm" svg:x="12.684cm" svg:y="9.507cm">
          <draw:text-box>
            <text:p text:style-name="P1"><text:span text:style-name="T1">Map </text:span></text:p>
          </draw:text-box>
        </draw:frame>
        <draw:polygon draw:style-name="gr1" draw:layer="layout" svg:width="1.805cm" svg:height="0.864cm" svg:x="18.466cm" svg:y="9.605cm" svg:viewBox="0 0 1806 865" draw:points="0,865 1806,865 1806,0 0,0">
          <text:p/>
        </draw:polygon>
        <draw:frame draw:style-name="gr3" draw:text-style-name="P1" draw:layer="layout" svg:width="2.108cm" svg:height="1.872cm" svg:x="18.466cm" svg:y="9.102cm">
          <draw:text-box>
            <text:p text:style-name="P1"><text:span text:style-name="T1">Reduce </text:span></text:p>
          </draw:text-box>
        </draw:frame>
        <draw:polygon draw:style-name="gr1" draw:layer="layout" svg:width="1.805cm" svg:height="0.864cm" svg:x="21.718cm" svg:y="9.605cm" svg:viewBox="0 0 1806 865" draw:points="0,865 1806,865 1806,0 0,0">
          <text:p/>
        </draw:polygon>
        <draw:frame draw:style-name="gr2" draw:text-style-name="P1" draw:layer="layout" svg:width="1.808cm" svg:height="1.061cm" svg:x="21.718cm" svg:y="9.507cm">
          <draw:text-box>
            <text:p text:style-name="P1"><text:span text:style-name="T1">Map </text:span></text:p>
          </draw:text-box>
        </draw:frame>
        <draw:polygon draw:style-name="gr1" draw:layer="layout" svg:width="1.805cm" svg:height="0.864cm" svg:x="26.146cm" svg:y="9.605cm" svg:viewBox="0 0 1806 865" draw:points="0,865 1806,865 1806,0 0,0">
          <text:p/>
        </draw:polygon>
        <draw:frame draw:style-name="gr3" draw:text-style-name="P1" draw:layer="layout" svg:width="2.048cm" svg:height="1.872cm" svg:x="26.146cm" svg:y="9.102cm">
          <draw:text-box>
            <text:p text:style-name="P1"><text:span text:style-name="T1">Reduce </text:span></text:p>
          </draw:text-box>
        </draw:frame>
        <draw:line draw:style-name="gr4" draw:layer="layout" svg:x1="11.961cm" svg:y1="8.74cm" svg:x2="11.961cm" svg:y2="17.498cm">
          <text:p/>
        </draw:line>
        <draw:line draw:style-name="gr5" draw:layer="layout" svg:x1="20.997cm" svg:y1="8.632cm" svg:x2="20.997cm" svg:y2="17.498cm">
          <text:p/>
        </draw:line>
        <draw:line draw:style-name="gr6" draw:layer="layout" svg:x1="28.947cm" svg:y1="8.849cm" svg:x2="28.947cm" svg:y2="17.5cm">
          <text:p/>
        </draw:line>
        <draw:polygon draw:style-name="gr7" draw:layer="layout" svg:width="5.058cm" svg:height="0.972cm" svg:x="12.684cm" svg:y="15.769cm" svg:viewBox="0 0 5059 973" draw:points="0,973 5059,973 5059,0 0,0">
          <text:p/>
        </draw:polygon>
        <draw:frame draw:style-name="gr3" draw:text-style-name="P1" draw:layer="layout" svg:width="5.059cm" svg:height="1.872cm" svg:x="12.684cm" svg:y="15.321cm">
          <draw:text-box>
            <text:p text:style-name="P1"><text:span text:style-name="T1">First Map-Reduce Phase </text:span></text:p>
          </draw:text-box>
        </draw:frame>
        <draw:polygon draw:style-name="gr7" draw:layer="layout" svg:width="5.871cm" svg:height="0.864cm" svg:x="22.397cm" svg:y="15.769cm" svg:viewBox="0 0 5872 865" draw:points="0,865 5872,865 5872,0 0,0">
          <text:p/>
        </draw:polygon>
        <draw:frame draw:style-name="gr8" draw:text-style-name="P1" draw:layer="layout" svg:width="5.872cm" svg:height="1.871cm" svg:x="22.397cm" svg:y="15.267cm">
          <draw:text-box>
            <text:p text:style-name="P1"><text:span text:style-name="T1">Second Map-Reduce Phase </text:span></text:p>
          </draw:text-box>
        </draw:frame>
        <draw:polygon draw:style-name="gr7" draw:layer="layout" svg:width="6.594cm" svg:height="0.972cm" svg:x="12.593cm" svg:y="16.634cm" svg:viewBox="0 0 6595 973" draw:points="0,973 6595,973 6595,0 0,0">
          <text:p/>
        </draw:polygon>
        <draw:polygon draw:style-name="gr7" draw:layer="layout" svg:width="5.419cm" svg:height="0.864cm" svg:x="22.442cm" svg:y="16.634cm" svg:viewBox="0 0 5420 865" draw:points="0,865 5420,865 5420,0 0,0">
          <text:p/>
        </draw:polygon>
        <draw:polygon draw:style-name="gr1" draw:layer="layout" svg:width="1.624cm" svg:height="0.431cm" svg:x="11.057cm" svg:y="9.822cm" svg:viewBox="0 0 1625 432" draw:points="1625,215 1522,0 1522,142 0,142 0,289 1522,289 1522,432">
          <text:p/>
        </draw:polygon>
        <draw:polygon draw:style-name="gr1" draw:layer="layout" svg:width="3.974cm" svg:height="0.431cm" svg:x="14.492cm" svg:y="9.822cm" svg:viewBox="0 0 3975 432" draw:points="3975,215 3870,0 3870,142 0,142 0,289 3870,289 3870,432">
          <text:p/>
        </draw:polygon>
        <draw:polygon draw:style-name="gr1" draw:layer="layout" svg:width="1.445cm" svg:height="0.431cm" svg:x="20.273cm" svg:y="9.822cm" svg:viewBox="0 0 1446 432" draw:points="1446,215 1341,0 1341,142 0,142 0,289 1341,289 1341,432">
          <text:p/>
        </draw:polygon>
        <draw:polygon draw:style-name="gr1" draw:layer="layout" svg:width="2.618cm" svg:height="0.431cm" svg:x="23.526cm" svg:y="9.822cm" svg:viewBox="0 0 2619 432" draw:points="2619,215 2515,0 2515,142 0,142 0,289 2515,289 2515,432">
          <text:p/>
        </draw:polygon>
        <draw:polygon draw:style-name="gr1" draw:layer="layout" svg:width="1.624cm" svg:height="0.431cm" svg:x="27.952cm" svg:y="9.822cm" svg:viewBox="0 0 1625 432" draw:points="1625,215 1522,0 1522,142 0,142 0,289 1522,289 1522,432">
          <text:p/>
        </draw:polygon>
        <draw:line draw:style-name="gr9" draw:layer="layout" svg:x1="15.937cm" svg:y1="10.147cm" svg:x2="15.937cm" svg:y2="11.444cm">
          <text:p/>
        </draw:line>
        <draw:line draw:style-name="gr10" draw:layer="layout" svg:x1="20.997cm" svg:y1="9.821cm" svg:x2="20.997cm" svg:y2="8.632cm">
          <text:p/>
        </draw:line>
        <draw:line draw:style-name="gr11" draw:layer="layout" svg:x1="25.333cm" svg:y1="10.147cm" svg:x2="25.333cm" svg:y2="11.444cm">
          <text:p/>
        </draw:line>
        <draw:polygon draw:style-name="gr1" draw:layer="layout" svg:width="1.805cm" svg:height="0.647cm" svg:x="29.67cm" svg:y="9.281cm" svg:viewBox="0 0 1806 648" draw:points="0,648 1806,648 1806,0 0,0">
          <text:p/>
        </draw:polygon>
        <draw:frame draw:style-name="gr2" draw:text-style-name="P1" draw:layer="layout" svg:width="1.807cm" svg:height="1.061cm" svg:x="29.67cm" svg:y="9.075cm">
          <draw:text-box>
            <text:p text:style-name="P1"><text:span text:style-name="T1">ID </text:span></text:p>
          </draw:text-box>
        </draw:frame>
        <draw:polygon draw:style-name="gr1" draw:layer="layout" svg:width="2.528cm" svg:height="0.647cm" svg:x="31.476cm" svg:y="9.281cm" svg:viewBox="0 0 2529 648" draw:points="0,648 2529,648 2529,0 0,0">
          <text:p/>
        </draw:polygon>
        <draw:frame draw:style-name="gr3" draw:text-style-name="P1" draw:layer="layout" svg:width="2.53cm" svg:height="1.872cm" svg:x="31.476cm" svg:y="8.67cm">
          <draw:text-box>
            <text:p text:style-name="P1"><text:span text:style-name="T1">attributes </text:span></text:p>
          </draw:text-box>
        </draw:frame>
        <draw:polygon draw:style-name="gr1" draw:layer="layout" svg:width="1.805cm" svg:height="0.647cm" svg:x="29.67cm" svg:y="9.931cm" svg:viewBox="0 0 1806 648" draw:points="0,648 1806,648 1806,0 0,0">
          <text:p/>
        </draw:polygon>
        <draw:frame draw:style-name="gr2" draw:text-style-name="P1" draw:layer="layout" svg:width="1.807cm" svg:height="1.061cm" svg:x="29.67cm" svg:y="9.725cm">
          <draw:text-box>
            <text:p text:style-name="P1"><text:span text:style-name="T1">0 </text:span></text:p>
          </draw:text-box>
        </draw:frame>
        <draw:polygon draw:style-name="gr1" draw:layer="layout" svg:width="2.528cm" svg:height="0.647cm" svg:x="31.476cm" svg:y="9.931cm" svg:viewBox="0 0 2529 648" draw:points="0,648 2529,648 2529,0 0,0">
          <text:p/>
        </draw:polygon>
        <draw:frame draw:style-name="gr2" draw:text-style-name="P1" draw:layer="layout" svg:width="2.53cm" svg:height="1.061cm" svg:x="31.476cm" svg:y="9.725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9.67cm" svg:y="10.579cm" svg:viewBox="0 0 1806 648" draw:points="0,648 1806,648 1806,0 0,0">
          <text:p/>
        </draw:polygon>
        <draw:frame draw:style-name="gr12" draw:text-style-name="P1" draw:layer="layout" svg:width="1.807cm" svg:height="1.062cm" svg:x="29.67cm" svg:y="10.373cm">
          <draw:text-box>
            <text:p text:style-name="P1"><text:span text:style-name="T1">1 </text:span></text:p>
          </draw:text-box>
        </draw:frame>
        <draw:polygon draw:style-name="gr1" draw:layer="layout" svg:width="2.528cm" svg:height="0.647cm" svg:x="31.476cm" svg:y="10.579cm" svg:viewBox="0 0 2529 648" draw:points="0,648 2529,648 2529,0 0,0">
          <text:p/>
        </draw:polygon>
        <draw:frame draw:style-name="gr12" draw:text-style-name="P1" draw:layer="layout" svg:width="2.53cm" svg:height="1.062cm" svg:x="31.476cm" svg:y="10.373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9.67cm" svg:y="11.228cm" svg:viewBox="0 0 1806 648" draw:points="0,648 1806,648 1806,0 0,0">
          <text:p/>
        </draw:polygon>
        <draw:frame draw:style-name="gr2" draw:text-style-name="P1" draw:layer="layout" svg:width="1.807cm" svg:height="1.061cm" svg:x="29.67cm" svg:y="11.022cm">
          <draw:text-box>
            <text:p text:style-name="P1"><text:span text:style-name="T1">2 </text:span></text:p>
          </draw:text-box>
        </draw:frame>
        <draw:polygon draw:style-name="gr1" draw:layer="layout" svg:width="2.528cm" svg:height="0.647cm" svg:x="31.476cm" svg:y="11.228cm" svg:viewBox="0 0 2529 648" draw:points="0,648 2529,648 2529,0 0,0">
          <text:p/>
        </draw:polygon>
        <draw:frame draw:style-name="gr2" draw:text-style-name="P1" draw:layer="layout" svg:width="2.53cm" svg:height="1.061cm" svg:x="31.476cm" svg:y="11.022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9.67cm" svg:y="11.877cm" svg:viewBox="0 0 1806 648" draw:points="0,648 1806,648 1806,0 0,0">
          <text:p/>
        </draw:polygon>
        <draw:frame draw:style-name="gr2" draw:text-style-name="P1" draw:layer="layout" svg:width="1.807cm" svg:height="1.061cm" svg:x="29.67cm" svg:y="11.672cm">
          <draw:text-box>
            <text:p text:style-name="P1"><text:span text:style-name="T1">3 </text:span></text:p>
          </draw:text-box>
        </draw:frame>
        <draw:polygon draw:style-name="gr1" draw:layer="layout" svg:width="2.528cm" svg:height="0.647cm" svg:x="31.476cm" svg:y="11.877cm" svg:viewBox="0 0 2529 648" draw:points="0,648 2529,648 2529,0 0,0">
          <text:p/>
        </draw:polygon>
        <draw:frame draw:style-name="gr2" draw:text-style-name="P1" draw:layer="layout" svg:width="2.53cm" svg:height="1.061cm" svg:x="31.476cm" svg:y="11.672cm">
          <draw:text-box>
            <text:p text:style-name="P1"><text:span text:style-name="T1">... </text:span></text:p>
          </draw:text-box>
        </draw:frame>
        <draw:polygon draw:style-name="gr1" draw:layer="layout" svg:width="4.336cm" svg:height="0.647cm" svg:x="29.67cm" svg:y="8.632cm" svg:viewBox="0 0 4337 648" draw:points="0,648 4337,648 4337,0 0,0">
          <text:p/>
        </draw:polygon>
        <draw:frame draw:style-name="gr2" draw:text-style-name="P1" draw:layer="layout" svg:width="4.336cm" svg:height="1.061cm" svg:x="29.67cm" svg:y="8.427cm">
          <draw:text-box>
            <text:p text:style-name="P1"><text:span text:style-name="T1">Key </text:span></text:p>
          </draw:text-box>
        </draw:frame>
        <draw:polygon draw:style-name="gr1" draw:layer="layout" svg:width="1.805cm" svg:height="0.647cm" svg:x="34.006cm" svg:y="8.632cm" svg:viewBox="0 0 1806 648" draw:points="0,648 1806,648 1806,0 0,0">
          <text:p/>
        </draw:polygon>
        <draw:frame draw:style-name="gr2" draw:text-style-name="P1" draw:layer="layout" svg:width="1.808cm" svg:height="1.061cm" svg:x="34.006cm" svg:y="8.427cm">
          <draw:text-box>
            <text:p text:style-name="P1"><text:span text:style-name="T1">Value </text:span></text:p>
          </draw:text-box>
        </draw:frame>
        <draw:polygon draw:style-name="gr1" draw:layer="layout" svg:width="1.805cm" svg:height="0.647cm" svg:x="34.006cm" svg:y="9.281cm" svg:viewBox="0 0 1806 648" draw:points="0,648 1806,648 1806,0 0,0">
          <text:p/>
        </draw:polygon>
        <draw:frame draw:style-name="gr2" draw:text-style-name="P1" draw:layer="layout" svg:width="1.808cm" svg:height="1.061cm" svg:x="34.006cm" svg:y="9.075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34.006cm" svg:y="9.931cm" svg:viewBox="0 0 1806 648" draw:points="0,648 1806,648 1806,0 0,0">
          <text:p/>
        </draw:polygon>
        <draw:frame draw:style-name="gr2" draw:text-style-name="P1" draw:layer="layout" svg:width="1.808cm" svg:height="1.061cm" svg:x="34.006cm" svg:y="9.725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34.006cm" svg:y="10.579cm" svg:viewBox="0 0 1806 648" draw:points="0,648 1806,648 1806,0 0,0">
          <text:p/>
        </draw:polygon>
        <draw:frame draw:style-name="gr12" draw:text-style-name="P1" draw:layer="layout" svg:width="1.808cm" svg:height="1.062cm" svg:x="34.006cm" svg:y="10.373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34.006cm" svg:y="11.228cm" svg:viewBox="0 0 1806 648" draw:points="0,648 1806,648 1806,0 0,0">
          <text:p/>
        </draw:polygon>
        <draw:frame draw:style-name="gr2" draw:text-style-name="P1" draw:layer="layout" svg:width="1.808cm" svg:height="1.061cm" svg:x="34.006cm" svg:y="11.022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34.006cm" svg:y="11.877cm" svg:viewBox="0 0 1806 648" draw:points="0,648 1806,648 1806,0 0,0">
          <text:p/>
        </draw:polygon>
        <draw:frame draw:style-name="gr2" draw:text-style-name="P1" draw:layer="layout" svg:width="1.808cm" svg:height="1.061cm" svg:x="34.006cm" svg:y="11.672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15.123cm" svg:y="12.093cm" svg:viewBox="0 0 1806 648" draw:points="0,648 1806,648 1806,0 0,0">
          <text:p/>
        </draw:polygon>
        <draw:frame draw:style-name="gr2" draw:text-style-name="P1" draw:layer="layout" svg:width="1.808cm" svg:height="1.061cm" svg:x="15.123cm" svg:y="11.887cm">
          <draw:text-box>
            <text:p text:style-name="P1"><text:span text:style-name="T1">ID </text:span></text:p>
          </draw:text-box>
        </draw:frame>
        <draw:polygon draw:style-name="gr1" draw:layer="layout" svg:width="2.528cm" svg:height="0.647cm" svg:x="16.931cm" svg:y="12.093cm" svg:viewBox="0 0 2529 648" draw:points="0,648 2529,648 2529,0 0,0">
          <text:p/>
        </draw:polygon>
        <draw:frame draw:style-name="gr3" draw:text-style-name="P1" draw:layer="layout" svg:width="2.53cm" svg:height="1.872cm" svg:x="16.931cm" svg:y="11.482cm">
          <draw:text-box>
            <text:p text:style-name="P1"><text:span text:style-name="T1">attributes </text:span></text:p>
          </draw:text-box>
        </draw:frame>
        <draw:polygon draw:style-name="gr1" draw:layer="layout" svg:width="1.805cm" svg:height="0.647cm" svg:x="15.123cm" svg:y="12.741cm" svg:viewBox="0 0 1806 648" draw:points="0,648 1806,648 1806,0 0,0">
          <text:p/>
        </draw:polygon>
        <draw:frame draw:style-name="gr12" draw:text-style-name="P1" draw:layer="layout" svg:width="1.808cm" svg:height="1.062cm" svg:x="15.123cm" svg:y="12.535cm">
          <draw:text-box>
            <text:p text:style-name="P1"><text:span text:style-name="T1">0 </text:span></text:p>
          </draw:text-box>
        </draw:frame>
        <draw:polygon draw:style-name="gr1" draw:layer="layout" svg:width="2.528cm" svg:height="0.647cm" svg:x="16.931cm" svg:y="12.741cm" svg:viewBox="0 0 2529 648" draw:points="0,648 2529,648 2529,0 0,0">
          <text:p/>
        </draw:polygon>
        <draw:frame draw:style-name="gr12" draw:text-style-name="P1" draw:layer="layout" svg:width="2.53cm" svg:height="1.062cm" svg:x="16.931cm" svg:y="12.535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15.123cm" svg:y="13.391cm" svg:viewBox="0 0 1806 648" draw:points="0,648 1806,648 1806,0 0,0">
          <text:p/>
        </draw:polygon>
        <draw:frame draw:style-name="gr2" draw:text-style-name="P1" draw:layer="layout" svg:width="1.808cm" svg:height="1.061cm" svg:x="15.123cm" svg:y="13.185cm">
          <draw:text-box>
            <text:p text:style-name="P1"><text:span text:style-name="T1">1 </text:span></text:p>
          </draw:text-box>
        </draw:frame>
        <draw:polygon draw:style-name="gr1" draw:layer="layout" svg:width="2.528cm" svg:height="0.647cm" svg:x="16.931cm" svg:y="13.391cm" svg:viewBox="0 0 2529 648" draw:points="0,648 2529,648 2529,0 0,0">
          <text:p/>
        </draw:polygon>
        <draw:frame draw:style-name="gr2" draw:text-style-name="P1" draw:layer="layout" svg:width="2.53cm" svg:height="1.061cm" svg:x="16.931cm" svg:y="13.185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15.123cm" svg:y="14.039cm" svg:viewBox="0 0 1806 648" draw:points="0,648 1806,648 1806,0 0,0">
          <text:p/>
        </draw:polygon>
        <draw:frame draw:style-name="gr2" draw:text-style-name="P1" draw:layer="layout" svg:width="1.808cm" svg:height="1.061cm" svg:x="15.123cm" svg:y="13.834cm">
          <draw:text-box>
            <text:p text:style-name="P1"><text:span text:style-name="T1">2 </text:span></text:p>
          </draw:text-box>
        </draw:frame>
        <draw:polygon draw:style-name="gr1" draw:layer="layout" svg:width="2.528cm" svg:height="0.647cm" svg:x="16.931cm" svg:y="14.039cm" svg:viewBox="0 0 2529 648" draw:points="0,648 2529,648 2529,0 0,0">
          <text:p/>
        </draw:polygon>
        <draw:frame draw:style-name="gr2" draw:text-style-name="P1" draw:layer="layout" svg:width="2.53cm" svg:height="1.061cm" svg:x="16.931cm" svg:y="13.834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15.123cm" svg:y="14.688cm" svg:viewBox="0 0 1806 648" draw:points="0,648 1806,648 1806,0 0,0">
          <text:p/>
        </draw:polygon>
        <draw:frame draw:style-name="gr2" draw:text-style-name="P1" draw:layer="layout" svg:width="1.808cm" svg:height="1.061cm" svg:x="15.123cm" svg:y="14.482cm">
          <draw:text-box>
            <text:p text:style-name="P1"><text:span text:style-name="T1">3 </text:span></text:p>
          </draw:text-box>
        </draw:frame>
        <draw:polygon draw:style-name="gr1" draw:layer="layout" svg:width="2.528cm" svg:height="0.647cm" svg:x="16.931cm" svg:y="14.688cm" svg:viewBox="0 0 2529 648" draw:points="0,648 2529,648 2529,0 0,0">
          <text:p/>
        </draw:polygon>
        <draw:frame draw:style-name="gr2" draw:text-style-name="P1" draw:layer="layout" svg:width="2.53cm" svg:height="1.061cm" svg:x="16.931cm" svg:y="14.482cm">
          <draw:text-box>
            <text:p text:style-name="P1"><text:span text:style-name="T1">... </text:span></text:p>
          </draw:text-box>
        </draw:frame>
        <draw:polygon draw:style-name="gr1" draw:layer="layout" svg:width="2.709cm" svg:height="0.647cm" svg:x="12.413cm" svg:y="12.093cm" svg:viewBox="0 0 2710 648" draw:points="0,648 2710,648 2710,0 0,0">
          <text:p/>
        </draw:polygon>
        <draw:frame draw:style-name="gr3" draw:text-style-name="P1" draw:layer="layout" svg:width="2.71cm" svg:height="1.872cm" svg:x="12.413cm" svg:y="11.482cm">
          <draw:text-box>
            <text:p text:style-name="P1"><text:span text:style-name="T1">Partition ID </text:span></text:p>
          </draw:text-box>
        </draw:frame>
        <draw:polygon draw:style-name="gr1" draw:layer="layout" svg:width="2.709cm" svg:height="0.647cm" svg:x="12.413cm" svg:y="12.741cm" svg:viewBox="0 0 2710 648" draw:points="0,648 2710,648 2710,0 0,0">
          <text:p/>
        </draw:polygon>
        <draw:frame draw:style-name="gr12" draw:text-style-name="P1" draw:layer="layout" svg:width="2.71cm" svg:height="1.062cm" svg:x="12.413cm" svg:y="12.535cm">
          <draw:text-box>
            <text:p text:style-name="P1"><text:span text:style-name="T1">1,2</text:span></text:p>
          </draw:text-box>
        </draw:frame>
        <draw:polygon draw:style-name="gr1" draw:layer="layout" svg:width="2.709cm" svg:height="0.647cm" svg:x="12.413cm" svg:y="14.039cm" svg:viewBox="0 0 2710 648" draw:points="0,648 2710,648 2710,0 0,0">
          <text:p/>
        </draw:polygon>
        <draw:frame draw:style-name="gr2" draw:text-style-name="P1" draw:layer="layout" svg:width="2.71cm" svg:height="1.061cm" svg:x="12.413cm" svg:y="13.834cm">
          <draw:text-box>
            <text:p text:style-name="P1"><text:span text:style-name="T1">0 </text:span></text:p>
          </draw:text-box>
        </draw:frame>
        <draw:polygon draw:style-name="gr1" draw:layer="layout" svg:width="2.709cm" svg:height="0.647cm" svg:x="12.413cm" svg:y="14.688cm" svg:viewBox="0 0 2710 648" draw:points="0,648 2710,648 2710,0 0,0">
          <text:p/>
        </draw:polygon>
        <draw:frame draw:style-name="gr2" draw:text-style-name="P1" draw:layer="layout" svg:width="2.71cm" svg:height="1.061cm" svg:x="12.413cm" svg:y="14.482cm">
          <draw:text-box>
            <text:p text:style-name="P1"><text:span text:style-name="T1">2 </text:span></text:p>
          </draw:text-box>
        </draw:frame>
        <draw:polygon draw:style-name="gr1" draw:layer="layout" svg:width="2.709cm" svg:height="0.647cm" svg:x="12.413cm" svg:y="11.444cm" svg:viewBox="0 0 2710 648" draw:points="0,648 2710,648 2710,0 0,0">
          <text:p/>
        </draw:polygon>
        <draw:frame draw:style-name="gr12" draw:text-style-name="P1" draw:layer="layout" svg:width="2.71cm" svg:height="1.062cm" svg:x="12.413cm" svg:y="11.238cm">
          <draw:text-box>
            <text:p text:style-name="P1"><text:span text:style-name="T1">Key </text:span></text:p>
          </draw:text-box>
        </draw:frame>
        <draw:polygon draw:style-name="gr1" draw:layer="layout" svg:width="4.336cm" svg:height="0.647cm" svg:x="15.123cm" svg:y="11.444cm" svg:viewBox="0 0 4337 648" draw:points="0,648 4337,648 4337,0 0,0">
          <text:p/>
        </draw:polygon>
        <draw:frame draw:style-name="gr12" draw:text-style-name="P1" draw:layer="layout" svg:width="4.337cm" svg:height="1.062cm" svg:x="15.123cm" svg:y="11.238cm">
          <draw:text-box>
            <text:p text:style-name="P1"><text:span text:style-name="T1">Value </text:span></text:p>
          </draw:text-box>
        </draw:frame>
        <draw:polygon draw:style-name="gr1" draw:layer="layout" svg:width="1.805cm" svg:height="0.647cm" svg:x="22.261cm" svg:y="12.093cm" svg:viewBox="0 0 1806 648" draw:points="0,648 1806,648 1806,0 0,0">
          <text:p/>
        </draw:polygon>
        <draw:frame draw:style-name="gr2" draw:text-style-name="P1" draw:layer="layout" svg:width="1.808cm" svg:height="1.061cm" svg:x="22.261cm" svg:y="11.887cm">
          <draw:text-box>
            <text:p text:style-name="P1"><text:span text:style-name="T1">ID </text:span></text:p>
          </draw:text-box>
        </draw:frame>
        <draw:polygon draw:style-name="gr1" draw:layer="layout" svg:width="2.528cm" svg:height="0.647cm" svg:x="24.067cm" svg:y="12.093cm" svg:viewBox="0 0 2529 648" draw:points="0,648 2529,648 2529,0 0,0">
          <text:p/>
        </draw:polygon>
        <draw:frame draw:style-name="gr3" draw:text-style-name="P1" draw:layer="layout" svg:width="2.531cm" svg:height="1.872cm" svg:x="24.067cm" svg:y="11.482cm">
          <draw:text-box>
            <text:p text:style-name="P1"><text:span text:style-name="T1">attributes </text:span></text:p>
          </draw:text-box>
        </draw:frame>
        <draw:polygon draw:style-name="gr1" draw:layer="layout" svg:width="1.805cm" svg:height="0.647cm" svg:x="22.261cm" svg:y="12.741cm" svg:viewBox="0 0 1806 648" draw:points="0,648 1806,648 1806,0 0,0">
          <text:p/>
        </draw:polygon>
        <draw:frame draw:style-name="gr12" draw:text-style-name="P1" draw:layer="layout" svg:width="1.808cm" svg:height="1.062cm" svg:x="22.261cm" svg:y="12.535cm">
          <draw:text-box>
            <text:p text:style-name="P1"><text:span text:style-name="T1">0 </text:span></text:p>
          </draw:text-box>
        </draw:frame>
        <draw:polygon draw:style-name="gr1" draw:layer="layout" svg:width="2.528cm" svg:height="0.647cm" svg:x="24.067cm" svg:y="12.741cm" svg:viewBox="0 0 2529 648" draw:points="0,648 2529,648 2529,0 0,0">
          <text:p/>
        </draw:polygon>
        <draw:frame draw:style-name="gr12" draw:text-style-name="P1" draw:layer="layout" svg:width="2.531cm" svg:height="1.062cm" svg:x="24.067cm" svg:y="12.535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2.261cm" svg:y="13.391cm" svg:viewBox="0 0 1806 648" draw:points="0,648 1806,648 1806,0 0,0">
          <text:p/>
        </draw:polygon>
        <draw:frame draw:style-name="gr2" draw:text-style-name="P1" draw:layer="layout" svg:width="1.808cm" svg:height="1.061cm" svg:x="22.261cm" svg:y="13.185cm">
          <draw:text-box>
            <text:p text:style-name="P1"><text:span text:style-name="T1">1 </text:span></text:p>
          </draw:text-box>
        </draw:frame>
        <draw:polygon draw:style-name="gr1" draw:layer="layout" svg:width="2.528cm" svg:height="0.647cm" svg:x="24.067cm" svg:y="13.391cm" svg:viewBox="0 0 2529 648" draw:points="0,648 2529,648 2529,0 0,0">
          <text:p/>
        </draw:polygon>
        <draw:frame draw:style-name="gr2" draw:text-style-name="P1" draw:layer="layout" svg:width="2.531cm" svg:height="1.061cm" svg:x="24.067cm" svg:y="13.185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2.261cm" svg:y="14.039cm" svg:viewBox="0 0 1806 648" draw:points="0,648 1806,648 1806,0 0,0">
          <text:p/>
        </draw:polygon>
        <draw:frame draw:style-name="gr2" draw:text-style-name="P1" draw:layer="layout" svg:width="1.808cm" svg:height="1.061cm" svg:x="22.261cm" svg:y="13.834cm">
          <draw:text-box>
            <text:p text:style-name="P1"><text:span text:style-name="T1">2 </text:span></text:p>
          </draw:text-box>
        </draw:frame>
        <draw:polygon draw:style-name="gr1" draw:layer="layout" svg:width="2.528cm" svg:height="0.647cm" svg:x="24.067cm" svg:y="14.039cm" svg:viewBox="0 0 2529 648" draw:points="0,648 2529,648 2529,0 0,0">
          <text:p/>
        </draw:polygon>
        <draw:frame draw:style-name="gr2" draw:text-style-name="P1" draw:layer="layout" svg:width="2.531cm" svg:height="1.061cm" svg:x="24.067cm" svg:y="13.834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2.261cm" svg:y="14.688cm" svg:viewBox="0 0 1806 648" draw:points="0,648 1806,648 1806,0 0,0">
          <text:p/>
        </draw:polygon>
        <draw:frame draw:style-name="gr2" draw:text-style-name="P1" draw:layer="layout" svg:width="1.808cm" svg:height="1.061cm" svg:x="22.261cm" svg:y="14.482cm">
          <draw:text-box>
            <text:p text:style-name="P1"><text:span text:style-name="T1">3 </text:span></text:p>
          </draw:text-box>
        </draw:frame>
        <draw:polygon draw:style-name="gr1" draw:layer="layout" svg:width="2.528cm" svg:height="0.647cm" svg:x="24.067cm" svg:y="14.688cm" svg:viewBox="0 0 2529 648" draw:points="0,648 2529,648 2529,0 0,0">
          <text:p/>
        </draw:polygon>
        <draw:frame draw:style-name="gr2" draw:text-style-name="P1" draw:layer="layout" svg:width="2.531cm" svg:height="1.061cm" svg:x="24.067cm" svg:y="14.482cm">
          <draw:text-box>
            <text:p text:style-name="P1"><text:span text:style-name="T1">... </text:span></text:p>
          </draw:text-box>
        </draw:frame>
        <draw:polygon draw:style-name="gr1" draw:layer="layout" svg:width="4.336cm" svg:height="0.647cm" svg:x="22.261cm" svg:y="11.444cm" svg:viewBox="0 0 4337 648" draw:points="0,648 4337,648 4337,0 0,0">
          <text:p/>
        </draw:polygon>
        <draw:frame draw:style-name="gr12" draw:text-style-name="P1" draw:layer="layout" svg:width="4.337cm" svg:height="1.062cm" svg:x="22.261cm" svg:y="11.238cm">
          <draw:text-box>
            <text:p text:style-name="P1"><text:span text:style-name="T1">Key </text:span></text:p>
          </draw:text-box>
        </draw:frame>
        <draw:polygon draw:style-name="gr1" draw:layer="layout" svg:width="1.805cm" svg:height="0.647cm" svg:x="26.598cm" svg:y="11.444cm" svg:viewBox="0 0 1806 648" draw:points="0,648 1806,648 1806,0 0,0">
          <text:p/>
        </draw:polygon>
        <draw:frame draw:style-name="gr12" draw:text-style-name="P1" draw:layer="layout" svg:width="1.807cm" svg:height="1.062cm" svg:x="26.598cm" svg:y="11.238cm">
          <draw:text-box>
            <text:p text:style-name="P1"><text:span text:style-name="T1">Value </text:span></text:p>
          </draw:text-box>
        </draw:frame>
        <draw:polygon draw:style-name="gr1" draw:layer="layout" svg:width="1.805cm" svg:height="0.647cm" svg:x="26.598cm" svg:y="12.093cm" svg:viewBox="0 0 1806 648" draw:points="0,648 1806,648 1806,0 0,0">
          <text:p/>
        </draw:polygon>
        <draw:frame draw:style-name="gr2" draw:text-style-name="P1" draw:layer="layout" svg:width="1.807cm" svg:height="1.061cm" svg:x="26.598cm" svg:y="11.887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26.598cm" svg:y="12.741cm" svg:viewBox="0 0 1806 648" draw:points="0,648 1806,648 1806,0 0,0">
          <text:p/>
        </draw:polygon>
        <draw:frame draw:style-name="gr12" draw:text-style-name="P1" draw:layer="layout" svg:width="1.807cm" svg:height="1.062cm" svg:x="26.598cm" svg:y="12.535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26.598cm" svg:y="13.391cm" svg:viewBox="0 0 1806 648" draw:points="0,648 1806,648 1806,0 0,0">
          <text:p/>
        </draw:polygon>
        <draw:frame draw:style-name="gr2" draw:text-style-name="P1" draw:layer="layout" svg:width="1.807cm" svg:height="1.061cm" svg:x="26.598cm" svg:y="13.185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26.598cm" svg:y="14.039cm" svg:viewBox="0 0 1806 648" draw:points="0,648 1806,648 1806,0 0,0">
          <text:p/>
        </draw:polygon>
        <draw:frame draw:style-name="gr2" draw:text-style-name="P1" draw:layer="layout" svg:width="1.807cm" svg:height="1.061cm" svg:x="26.598cm" svg:y="13.834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26.598cm" svg:y="14.688cm" svg:viewBox="0 0 1806 648" draw:points="0,648 1806,648 1806,0 0,0">
          <text:p/>
        </draw:polygon>
        <draw:frame draw:style-name="gr2" draw:text-style-name="P1" draw:layer="layout" svg:width="1.807cm" svg:height="1.061cm" svg:x="26.598cm" svg:y="14.482cm">
          <draw:text-box>
            <text:p text:style-name="P1"><text:span text:style-name="T1">- </text:span></text:p>
          </draw:text-box>
        </draw:frame>
        <draw:polygon draw:style-name="gr1" draw:layer="layout" svg:width="1.805cm" svg:height="0.647cm" svg:x="20.409cm" svg:y="5.172cm" svg:viewBox="0 0 1806 648" draw:points="0,648 1806,648 1806,0 0,0">
          <text:p/>
        </draw:polygon>
        <draw:frame draw:style-name="gr12" draw:text-style-name="P1" draw:layer="layout" svg:width="1.808cm" svg:height="1.062cm" svg:x="20.409cm" svg:y="4.966cm">
          <draw:text-box>
            <text:p text:style-name="P1"><text:span text:style-name="T1">ID </text:span></text:p>
          </draw:text-box>
        </draw:frame>
        <draw:polygon draw:style-name="gr1" draw:layer="layout" svg:width="2.528cm" svg:height="0.647cm" svg:x="22.216cm" svg:y="5.172cm" svg:viewBox="0 0 2529 648" draw:points="0,648 2529,648 2529,0 0,0">
          <text:p/>
        </draw:polygon>
        <draw:frame draw:style-name="gr3" draw:text-style-name="P1" draw:layer="layout" svg:width="2.53cm" svg:height="1.872cm" svg:x="22.216cm" svg:y="4.562cm">
          <draw:text-box>
            <text:p text:style-name="P1"><text:span text:style-name="T1">attributes </text:span></text:p>
          </draw:text-box>
        </draw:frame>
        <draw:polygon draw:style-name="gr1" draw:layer="layout" svg:width="1.805cm" svg:height="0.647cm" svg:x="20.409cm" svg:y="5.822cm" svg:viewBox="0 0 1806 648" draw:points="0,648 1806,648 1806,0 0,0">
          <text:p/>
        </draw:polygon>
        <draw:frame draw:style-name="gr2" draw:text-style-name="P1" draw:layer="layout" svg:width="1.808cm" svg:height="1.061cm" svg:x="20.409cm" svg:y="5.616cm">
          <draw:text-box>
            <text:p text:style-name="P1"><text:span text:style-name="T1">0 </text:span></text:p>
          </draw:text-box>
        </draw:frame>
        <draw:polygon draw:style-name="gr1" draw:layer="layout" svg:width="2.528cm" svg:height="0.647cm" svg:x="22.216cm" svg:y="5.822cm" svg:viewBox="0 0 2529 648" draw:points="0,648 2529,648 2529,0 0,0">
          <text:p/>
        </draw:polygon>
        <draw:frame draw:style-name="gr2" draw:text-style-name="P1" draw:layer="layout" svg:width="2.53cm" svg:height="1.061cm" svg:x="22.216cm" svg:y="5.616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0.409cm" svg:y="6.47cm" svg:viewBox="0 0 1806 648" draw:points="0,648 1806,648 1806,0 0,0">
          <text:p/>
        </draw:polygon>
        <draw:frame draw:style-name="gr2" draw:text-style-name="P1" draw:layer="layout" svg:width="1.808cm" svg:height="1.061cm" svg:x="20.409cm" svg:y="6.265cm">
          <draw:text-box>
            <text:p text:style-name="P1"><text:span text:style-name="T1">1 </text:span></text:p>
          </draw:text-box>
        </draw:frame>
        <draw:polygon draw:style-name="gr1" draw:layer="layout" svg:width="2.528cm" svg:height="0.647cm" svg:x="22.216cm" svg:y="6.47cm" svg:viewBox="0 0 2529 648" draw:points="0,648 2529,648 2529,0 0,0">
          <text:p/>
        </draw:polygon>
        <draw:frame draw:style-name="gr2" draw:text-style-name="P1" draw:layer="layout" svg:width="2.53cm" svg:height="1.061cm" svg:x="22.216cm" svg:y="6.265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0.409cm" svg:y="7.119cm" svg:viewBox="0 0 1806 648" draw:points="0,648 1806,648 1806,0 0,0">
          <text:p/>
        </draw:polygon>
        <draw:frame draw:style-name="gr2" draw:text-style-name="P1" draw:layer="layout" svg:width="1.808cm" svg:height="1.061cm" svg:x="20.409cm" svg:y="6.913cm">
          <draw:text-box>
            <text:p text:style-name="P1"><text:span text:style-name="T1">2 </text:span></text:p>
          </draw:text-box>
        </draw:frame>
        <draw:polygon draw:style-name="gr1" draw:layer="layout" svg:width="2.528cm" svg:height="0.647cm" svg:x="22.216cm" svg:y="7.119cm" svg:viewBox="0 0 2529 648" draw:points="0,648 2529,648 2529,0 0,0">
          <text:p/>
        </draw:polygon>
        <draw:frame draw:style-name="gr2" draw:text-style-name="P1" draw:layer="layout" svg:width="2.53cm" svg:height="1.061cm" svg:x="22.216cm" svg:y="6.913cm">
          <draw:text-box>
            <text:p text:style-name="P1"><text:span text:style-name="T1">... </text:span></text:p>
          </draw:text-box>
        </draw:frame>
        <draw:polygon draw:style-name="gr1" draw:layer="layout" svg:width="1.805cm" svg:height="0.647cm" svg:x="20.409cm" svg:y="7.767cm" svg:viewBox="0 0 1806 648" draw:points="0,648 1806,648 1806,0 0,0">
          <text:p/>
        </draw:polygon>
        <draw:frame draw:style-name="gr2" draw:text-style-name="P1" draw:layer="layout" svg:width="1.808cm" svg:height="1.061cm" svg:x="20.409cm" svg:y="7.562cm">
          <draw:text-box>
            <text:p text:style-name="P1"><text:span text:style-name="T1">3 </text:span></text:p>
          </draw:text-box>
        </draw:frame>
        <draw:polygon draw:style-name="gr1" draw:layer="layout" svg:width="2.528cm" svg:height="0.647cm" svg:x="22.216cm" svg:y="7.767cm" svg:viewBox="0 0 2529 648" draw:points="0,648 2529,648 2529,0 0,0">
          <text:p/>
        </draw:polygon>
        <draw:frame draw:style-name="gr2" draw:text-style-name="P1" draw:layer="layout" svg:width="2.53cm" svg:height="1.061cm" svg:x="22.216cm" svg:y="7.562cm">
          <draw:text-box>
            <text:p text:style-name="P1"><text:span text:style-name="T1">... </text:span></text:p>
          </draw:text-box>
        </draw:frame>
        <draw:polygon draw:style-name="gr1" draw:layer="layout" svg:width="3.522cm" svg:height="0.647cm" svg:x="16.885cm" svg:y="5.172cm" svg:viewBox="0 0 3523 648" draw:points="0,648 3523,648 3523,0 0,0">
          <text:p/>
        </draw:polygon>
        <draw:frame draw:style-name="gr3" draw:text-style-name="P1" draw:layer="layout" svg:width="3.524cm" svg:height="1.872cm" svg:x="16.885cm" svg:y="4.562cm">
          <draw:text-box>
            <text:p text:style-name="P1"><text:span text:style-name="T1"><text:s/></text:span><text:span text:style-name="T1">No </text:span></text:p>
          </draw:text-box>
        </draw:frame>
        <draw:polygon draw:style-name="gr1" draw:layer="layout" svg:width="3.522cm" svg:height="0.647cm" svg:x="16.885cm" svg:y="5.822cm" svg:viewBox="0 0 3523 648" draw:points="0,648 3523,648 3523,0 0,0">
          <text:p/>
        </draw:polygon>
        <draw:frame draw:style-name="gr2" draw:text-style-name="P1" draw:layer="layout" svg:width="3.524cm" svg:height="1.061cm" svg:x="16.885cm" svg:y="5.616cm">
          <draw:text-box>
            <text:p text:style-name="P1"><text:span text:style-name="T1">0 </text:span></text:p>
          </draw:text-box>
        </draw:frame>
        <draw:polygon draw:style-name="gr1" draw:layer="layout" svg:width="3.522cm" svg:height="0.647cm" svg:x="16.885cm" svg:y="6.47cm" svg:viewBox="0 0 3523 648" draw:points="0,648 3523,648 3523,0 0,0">
          <text:p/>
        </draw:polygon>
        <draw:frame draw:style-name="gr2" draw:text-style-name="P1" draw:layer="layout" svg:width="3.524cm" svg:height="1.061cm" svg:x="16.885cm" svg:y="6.265cm">
          <draw:text-box>
            <text:p text:style-name="P1"><text:span text:style-name="T1">2 </text:span></text:p>
          </draw:text-box>
        </draw:frame>
        <draw:polygon draw:style-name="gr1" draw:layer="layout" svg:width="3.522cm" svg:height="0.647cm" svg:x="16.885cm" svg:y="7.119cm" svg:viewBox="0 0 3523 648" draw:points="0,648 3523,648 3523,0 0,0">
          <text:p/>
        </draw:polygon>
        <draw:frame draw:style-name="gr2" draw:text-style-name="P1" draw:layer="layout" svg:width="3.524cm" svg:height="1.061cm" svg:x="16.885cm" svg:y="6.913cm">
          <draw:text-box>
            <text:p text:style-name="P1"><text:span text:style-name="T1">1 </text:span></text:p>
          </draw:text-box>
        </draw:frame>
        <draw:polygon draw:style-name="gr1" draw:layer="layout" svg:width="3.522cm" svg:height="0.647cm" svg:x="16.885cm" svg:y="7.767cm" svg:viewBox="0 0 3523 648" draw:points="0,648 3523,648 3523,0 0,0">
          <text:p/>
        </draw:polygon>
        <draw:frame draw:style-name="gr2" draw:text-style-name="P1" draw:layer="layout" svg:width="3.524cm" svg:height="1.061cm" svg:x="16.885cm" svg:y="7.562cm">
          <draw:text-box>
            <text:p text:style-name="P1"><text:span text:style-name="T1">3 </text:span></text:p>
          </draw:text-box>
        </draw:frame>
        <draw:polygon draw:style-name="gr1" draw:layer="layout" svg:width="3.522cm" svg:height="0.647cm" svg:x="16.885cm" svg:y="4.524cm" svg:viewBox="0 0 3523 648" draw:points="0,648 3523,648 3523,0 0,0">
          <text:p/>
        </draw:polygon>
        <draw:frame draw:style-name="gr2" draw:text-style-name="P1" draw:layer="layout" svg:width="3.524cm" svg:height="1.061cm" svg:x="16.885cm" svg:y="4.318cm">
          <draw:text-box>
            <text:p text:style-name="P1"><text:span text:style-name="T1">Key </text:span></text:p>
          </draw:text-box>
        </draw:frame>
        <draw:polygon draw:style-name="gr1" draw:layer="layout" svg:width="4.336cm" svg:height="0.647cm" svg:x="20.409cm" svg:y="4.524cm" svg:viewBox="0 0 4337 648" draw:points="0,648 4337,648 4337,0 0,0">
          <text:p/>
        </draw:polygon>
        <draw:frame draw:style-name="gr2" draw:text-style-name="P1" draw:layer="layout" svg:width="4.337cm" svg:height="1.061cm" svg:x="20.409cm" svg:y="4.318cm">
          <draw:text-box>
            <text:p text:style-name="P1"><text:span text:style-name="T1">Value </text:span></text:p>
          </draw:text-box>
        </draw:frame>
        <draw:frame draw:style-name="standard" draw:layer="layout" svg:width="8.5cm" svg:height="5.831cm" svg:x="2.587cm" svg:y="7.3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Object</text:p>
              </table:table-cell>
              <table:table-cell>
                <text:p text:style-name="P2">instan</text:p>
              </table:table-cell>
              <table:table-cell table:style-name="ce2">
                <text:p>attribute</text:p>
              </table:table-cell>
            </table:table-row>
            <table:table-row table:style-name="ro1" table:default-cell-style-name="ce2">
              <table:table-cell>
                <text:p>1</text:p>
              </table:table-cell>
              <table:table-cell>
                <text:p>a</text:p>
              </table:table-cell>
              <table:table-cell>
                <text:p>...</text:p>
              </table:table-cell>
            </table:table-row>
            <table:table-row table:style-name="ro1" table:default-cell-style-name="ce2">
              <table:table-cell>
                <text:p>2</text:p>
              </table:table-cell>
              <table:table-cell>
                <text:p>b</text:p>
              </table:table-cell>
              <table:table-cell>
                <text:p>...</text:p>
              </table:table-cell>
            </table:table-row>
            <table:table-row table:style-name="ro1" table:default-cell-style-name="ce2">
              <table:table-cell>
                <text:p>3</text:p>
              </table:table-cell>
              <table:table-cell>
                <text:p>c</text:p>
              </table:table-cell>
              <table:table-cell>
                <text:p>...</text:p>
              </table:table-cell>
            </table:table-row>
            <table:table-row table:style-name="ro1" table:default-cell-style-name="ce2">
              <table:table-cell>
                <text:p>2</text:p>
              </table:table-cell>
              <table:table-cell>
                <text:p>d</text:p>
              </table:table-cell>
              <table:table-cell>
                <text:p>...</text:p>
              </table:table-cell>
            </table:table-row>
            <table:table-row table:style-name="ro1" table:default-cell-style-name="ce2">
              <table:table-cell>
                <text:p>3</text:p>
              </table:table-cell>
              <table:table-cell>
                <text:p>e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943cm" svg:x="4.433cm" svg:y="15.69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20" svg:d="m10 0-10 20c7-3 13-3 20 0z"/>
    <draw:marker draw:name="EndMarker_5f_2" draw:display-name="EndMarker_2" svg:viewBox="0 0 20 20" svg:d="m10 0-10 20c7-3 13-3 20 0z"/>
    <draw:marker draw:name="EndMarker_5f_3" draw:display-name="EndMarker_3" svg:viewBox="0 0 20 20" svg:d="m10 0-10 20c7-3 13-3 20 0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41.9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2T17:29:54</dc:date>
    <dc:creator>Liang Tang</dc:creator>
    <meta:generator>LibreOffice/3.5$Linux_X86_64 LibreOffice_project/350m1$Build-202</meta:generator>
    <meta:editing-duration>PT1H52S</meta:editing-duration>
    <meta:editing-cycles>7</meta:editing-cycles>
    <meta:document-statistic meta:object-count="161"/>
  </office:meta>
</office:document-meta>
</file>